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ext-properties style:font-name="Liberation Serif" style:font-name-asian="Segoe UI" style:font-name-complex="Tahoma"/>
    </style:style>
    <style:style style:name="ce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default-cell-style-name="ce5"/>
        <table:table-row table:style-name="ro1">
          <table:table-cell table:style-name="ce1" office:value-type="string" calcext:value-type="string">
            <text:p>idSalario_medico</text:p>
          </table:table-cell>
          <table:table-cell table:style-name="Default" office:value-type="string" calcext:value-type="string">
            <text:p>Salari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float" office:value="15000" calcext:value-type="float">
            <text:p>150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16000" calcext:value-type="float">
            <text:p>160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float" office:value="22000" calcext:value-type="float">
            <text:p>2200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10000" calcext:value-type="float">
            <text:p>1000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float" office:value="15660" calcext:value-type="float">
            <text:p>1566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1300" calcext:value-type="float">
            <text:p>2130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8400" calcext:value-type="float">
            <text:p>1840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000" calcext:value-type="float">
            <text:p>700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000" calcext:value-type="float">
            <text:p>13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0T22:34:09.238000000</meta:creation-date>
    <dc:date>2023-10-30T22:39:29.715000000</dc:date>
    <meta:editing-duration>PT5M21S</meta:editing-duration>
    <meta:editing-cycles>1</meta:editing-cycles>
    <meta:document-statistic meta:table-count="1" meta:cell-count="22" meta:object-count="0"/>
    <meta:generator>LibreOffice/7.5.2.2$Windows_X86_64 LibreOffice_project/53bb9681a964705cf672590721dbc85eb4d0c3a2</meta:generator>
  </office:meta>
</office:document-meta>
</file>